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2.2cm" svg:height="8.072cm" svg:x="2.8cm" svg:y="2.8cm">
          <draw:text-box>
            <text:p><text:span text:style-name="T1">Knowledge Base:</text:span></text:p>
            <text:p>child(bridget,caroline).</text:p>
            <text:p>child(caroline,donna).</text:p>
            <text:p><text:s text:c="3"/>descend(X,Y) <text:s/>:- <text:s/>child(X,Y).</text:p>
            <text:p><text:s text:c="3"/></text:p>
            <text:p><text:s text:c="3"/>descend(X,Y) <text:s/>:- <text:s/>child(X,Z),</text:p>
            <text:p><text:s text:c="37"/>descend(Z,Y).</text:p>
            <text:p>child(anne,bridget).</text:p>
            <text:p>child(bridget,caroline).</text:p>
            <text:p>child(caroline,donna).</text:p>
            <text:p>child(donna,emily)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cm" svg:y1="16.2cm" svg:x2="18.8cm" svg:y2="17.8cm">
          <text:p/>
        </draw:line>
        <draw:custom-shape draw:style-name="gr3" draw:text-style-name="P1" draw:layer="layout" svg:width="8.4cm" svg:height="1cm" svg:x="15cm" svg:y="17.8cm">
          <text:p text:style-name="P1">child(caroli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cm" svg:y1="16.2cm" svg:x2="18.8cm" svg:y2="17.8cm">
          <text:p/>
        </draw:line>
        <draw:custom-shape draw:style-name="gr3" draw:text-style-name="P1" draw:layer="layout" svg:width="8.4cm" svg:height="1cm" svg:x="15cm" svg:y="17.8cm">
          <text:p text:style-name="P1">child(caroline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4cm" svg:x="18.2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kris </meta:initial-creator>
    <meta:creation-date>2013-08-27T13:07:10</meta:creation-date>
    <dc:date>2013-09-10T16:16:51</dc:date>
    <dc:creator>svkris </dc:creator>
    <meta:editing-duration>PT4M14S</meta:editing-duration>
    <meta:editing-cycles>4</meta:editing-cycles>
    <meta:generator>LibreOffice/3.5$Linux_x86 LibreOffice_project/350m1$Build-2</meta:generator>
    <meta:document-statistic meta:object-count="180"/>
  </office:meta>
</office:document-meta>
</file>